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draw:stroke="none" svg:stroke-color="#000000" draw:fill="none" draw:fill-color="#ffffff" fo:min-height="0.381cm"/>
    </style:style>
    <style:style style:name="gr5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17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end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413cm" svg:height="2.413cm" svg:x="2.651cm" svg:y="8.874cm">
          <text:p text:style-name="P1"><text:span text:style-name="T1">Flu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413cm" svg:height="2.413cm" svg:x="11.06cm" svg:y="9.255cm">
          <text:p text:style-name="P1"><text:span text:style-name="T1">Mem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78cm" svg:y1="12.303cm" svg:x2="3.858cm" svg:y2="11.287cm" draw:start-shape="id1" draw:end-shape="id2" draw:end-glue-point="8" svg:d="M2778 12303c0 750 1080 1258 1080-1016" svg:viewBox="0 0 1081 1651">
          <text:p/>
        </draw:connector>
        <draw:frame draw:style-name="gr3" draw:text-style-name="P3" xml:id="id1" draw:id="id1" draw:layer="layout" svg:width="2.54cm" svg:height="0.762cm" svg:x="1.508cm" svg:y="11.541cm">
          <draw:text-box>
            <text:p text:style-name="P3"><text:span text:style-name="T2">reset = 0</text:span></text:p>
          </draw:text-box>
        </draw:frame>
        <draw:custom-shape draw:style-name="gr1" draw:text-style-name="P1" xml:id="id3" draw:id="id3" draw:layer="layout" svg:width="2.413cm" svg:height="2.413cm" svg:x="6.842cm" svg:y="9.228cm">
          <text:p text:style-name="P1"><text:span text:style-name="T1">Compare</text:span></text:p>
          <text:p text:style-name="P1"><text:span text:style-name="T1">Ta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064cm" svg:y1="10.398cm" svg:x2="6.842cm" svg:y2="10.398cm">
          <text:p/>
        </draw:line>
        <draw:line draw:style-name="gr2" draw:text-style-name="P2" draw:layer="layout" svg:x1="9.255cm" svg:y1="10.525cm" svg:x2="11.16cm" svg:y2="10.525cm">
          <text:p/>
        </draw:line>
        <draw:line draw:style-name="gr2" draw:text-style-name="P4" draw:layer="layout" svg:x1="11.287cm" svg:y1="11.233cm" svg:x2="9.001cm" svg:y2="11.233cm">
          <text:p/>
        </draw:line>
        <draw:frame draw:style-name="gr4" draw:text-style-name="P5" draw:layer="layout" svg:width="5.207cm" svg:height="1.207cm" svg:x="4.683cm" svg:y="10.715cm">
          <draw:text-box>
            <text:p text:style-name="P5"><text:span text:style-name="T1">Inst cache </text:span></text:p>
            <text:p text:style-name="P5"><text:span text:style-name="T1"><text:s text:c="5"/></text:span><text:span text:style-name="T1">rqst</text:span></text:p>
          </draw:text-box>
        </draw:frame>
        <draw:connector draw:style-name="gr2" draw:text-style-name="P2" draw:layer="layout" draw:type="curve" draw:line-skew="-0.656cm" svg:x1="7.195cm" svg:y1="9.581cm" svg:x2="8.049cm" svg:y2="9.228cm" draw:start-shape="id3" draw:start-glue-point="5" draw:end-shape="id3" draw:end-glue-point="4" svg:d="M7195 9581c0-2266 854-2090 854-353" svg:viewBox="0 0 855 1679">
          <text:p/>
        </draw:connector>
        <draw:frame draw:style-name="gr4" draw:text-style-name="P5" draw:layer="layout" svg:width="2.032cm" svg:height="0.729cm" svg:x="6.842cm" svg:y="7.256cm">
          <draw:text-box>
            <text:p text:style-name="P5"><text:span text:style-name="T1">hit = 1</text:span></text:p>
          </draw:text-box>
        </draw:frame>
        <draw:line draw:style-name="gr2" draw:text-style-name="P2" draw:layer="layout" svg:x1="8.874cm" svg:y1="9.636cm" svg:x2="10.271cm" svg:y2="8.366cm">
          <text:p/>
        </draw:line>
        <draw:custom-shape draw:style-name="gr5" draw:text-style-name="P2" draw:layer="layout" svg:width="3.429cm" svg:height="1.016cm" svg:x="9.509cm" svg:y="7.35cm">
          <text:p text:style-name="P2">Processor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78cm" svg:height="0.729cm" svg:x="9.255cm" svg:y="9.763cm">
          <draw:text-box>
            <text:p text:style-name="P5"><text:span text:style-name="T1">hit = 0</text:span></text:p>
          </draw:text-box>
        </draw:frame>
        <draw:frame draw:style-name="gr6" draw:text-style-name="P1" draw:layer="layout" svg:width="2.93cm" svg:height="0.767cm" draw:transform="rotate (-0.0144862327915532) translate (9.251cm 11.26cm)">
          <draw:text-box>
            <text:p text:style-name="P1"><text:span text:style-name="T1">write_in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3:33:17.639504518</meta:creation-date>
    <dc:date>2016-05-16T14:15:03.490021965</dc:date>
    <meta:editing-duration>PT11M14S</meta:editing-duration>
    <meta:editing-cycles>1</meta:editing-cycles>
    <meta:document-statistic meta:object-count="15"/>
    <meta:generator>LibreOffice/4.2.8.2$Linux_X86_64 LibreOffice_project/420m0$Build-2</meta:generator>
  </office:meta>
</office:document-meta>
</file>